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be2d8" officeooo:paragraph-rsid="001be2d8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d80db" officeooo:paragraph-rsid="001d80db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officeooo:rsid="001be2d8" officeooo:paragraph-rsid="001be2d8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be2d8" officeooo:paragraph-rsid="001be2d8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be2d8" officeooo:paragraph-rsid="001db730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be2d8" officeooo:paragraph-rsid="001f495a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db730" officeooo:paragraph-rsid="001db730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officeooo:rsid="001c6831"/>
    </style:style>
    <style:style style:name="T2" style:family="text">
      <style:text-properties officeooo:rsid="001cfccd"/>
    </style:style>
    <style:style style:name="T3" style:family="text">
      <style:text-properties officeooo:rsid="001db730"/>
    </style:style>
    <style:style style:name="T4" style:family="text">
      <style:text-properties officeooo:rsid="001f495a"/>
    </style:style>
    <style:style style:name="T5" style:family="text">
      <style:text-properties officeooo:rsid="001fdb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Lo primero que vamos a hacer es preparar nuestro entorno de trabajo. Vamos a crear un directorio donde guardaremos todos los escenarios/máquinas virtuales que generemos usando vagrant. Para ello, e</text:span>n el directorio C:\usuarios\dawXX, donde XX es el número del PC en el que estás, mira si existe una <text:s/>carpeta denominada vagrant. Si no existe creala.</text:p>
      <text:p text:style-name="P6"/>
      <text:p text:style-name="P7">Vamos a crear nuestras primeras máquinas.</text:p>
      <text:p text:style-name="P6"/>
      <text:list xml:id="list3941390070" text:style-name="L1">
        <text:list-item>
          <text:p text:style-name="P9">Usando vagrant, vamos a crear una máquina virtual Ubuntu16.</text:p>
          <text:list>
            <text:list-item>
              <text:p text:style-name="P11">Desde el explorador de ficheros de Windows, dentro del directorio <text:s/>C:\usuarios\dawXX\vagrant, <text:s/>crea una carpeta llamada ubuntu16. </text:p>
              <text:p text:style-name="P11"><text:span text:style-name="T4">NOTA: Si no tienes creada la carpeta <text:s/></text:span>C:\usuarios\dawXX\vagrant <text:span text:style-name="T4">creala antes.</text:span></text:p>
            </text:list-item>
            <text:list-item>
              <text:p text:style-name="P9">Abre una terminal clásica: cmd</text:p>
            </text:list-item>
            <text:list-item>
              <text:p text:style-name="P9">Una vez en la terminal, usando el comando cd situate en el directorio <text:s/>C:\usuarios\dawXX\vagrant\ubuntu16</text:p>
            </text:list-item>
            <text:list-item>
              <text:p text:style-name="P9">Una vez en el directorio, utiliza el comando dir para comprobar que está vacío.</text:p>
            </text:list-item>
            <text:list-item>
              <text:p text:style-name="P9">Genera un fichero VagrantFile que utilice la box "bento/ubuntu-16.04"</text:p>
            </text:list-item>
            <text:list-item>
              <text:p text:style-name="P9">Usa <text:s/>el comando dir para comprobar que se ha creado.</text:p>
            </text:list-item>
            <text:list-item>
              <text:p text:style-name="P9">Vete al entorno gráfico y abre el fichero con NotePad++ para ver su contenido. Fijate que todo está comentado excepto la entrada correspondiente a la box → vm.box</text:p>
            </text:list-item>
            <text:list-item>
              <text:p text:style-name="P9">Arranca la box</text:p>
            </text:list-item>
            <text:list-item>
              <text:p text:style-name="P9">Comprueba que el estado de la máquina es “running”.</text:p>
            </text:list-item>
            <text:list-item>
              <text:p text:style-name="P9">Accede a ella usando el protocolo de acceso remoto ssh.</text:p>
            </text:list-item>
            <text:list-item>
              <text:p text:style-name="P9">Sal de la máquina usando el comando exit</text:p>
            </text:list-item>
            <text:list-item>
              <text:p text:style-name="P9">Para tu máquina virtual.</text:p>
            </text:list-item>
            <text:list-item>
              <text:p text:style-name="P9">Comprueba que el estado de la máquina es “<text:span text:style-name="T1">poweroff”</text:span> </text:p>
            </text:list-item>
          </text:list>
        </text:list-item>
      </text:list>
      <text:p text:style-name="P6"/>
      <text:p text:style-name="P6"/>
      <text:p text:style-name="P6"/>
      <text:list xml:id="list204804768467338" text:continue-numbering="true" text:style-name="L1">
        <text:list-item>
          <text:p text:style-name="P10"><text:s/><text:span text:style-name="T3">Ahora vas a crear una máquina virtual windows 10. Lo primero d</text:span>esde el explorador de ficheros de Windows, dentro del directorio <text:s/>C:\usuarios\dawXX\vagrant, <text:s/>crea una carpeta llamada <text:span text:style-name="T3">windows10.</text:span></text:p>
          <text:p text:style-name="P10"><text:span text:style-name="T3">Vas a utilizar una de las box que encuentres en el sitio </text:span><text:a xlink:type="simple" xlink:href="https://app.vagrantup.com/boxes/search" text:style-name="Internet_20_link" text:visited-style-name="Visited_20_Internet_20_Link"><text:span text:style-name="T3">https://app.vagrantup.com/boxes/search</text:span></text:a><text:span text:style-name="T3">. Ten en cuenta que tu provider es VirtualBox.</text:span></text:p>
          <text:p text:style-name="P12">Realiza los pasos que cre<text:span text:style-name="T5">a</text:span>s necesari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3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0CA4FFAD6320E32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>INFORMATIKA-SISTEMAK / </text:p>
              <text:p text:style-name="MP2">SISTEMAS INFORMATICOS</text:p>
              <text:p text:style-name="MP2"/>
            </table:table-cell>
          </table:table-row>
        </table:table>
        <text:p text:style-name="MP3"/>
        <text:p text:style-name="MP4">ABIZENAK/APELLIDOS: <text:s text:c="57"/>DATA/FECHA: </text:p>
        <text:p text:style-name="MP5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creation-date>2018-11-30T13:35:40.223110669</meta:creation-date>
    <meta:editing-cycles>10</meta:editing-cycles>
    <meta:editing-duration>PT15M59S</meta:editing-duration>
    <dc:date>2018-12-11T20:48:03.433911378</dc:date>
    <meta:document-statistic meta:table-count="1" meta:image-count="1" meta:object-count="0" meta:page-count="1" meta:paragraph-count="24" meta:word-count="296" meta:character-count="2023" meta:non-whitespace-character-count="1625"/>
    <meta:user-defined meta:name="Info 1"/>
    <meta:user-defined meta:name="Info 2"/>
    <meta:user-defined meta:name="Info 3"/>
    <meta:user-defined meta:name="Info 4"/>
  </office:meta>
</office:document-meta>
</file>